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75cm" fo:min-width="0.5cm"/>
    </style:style>
    <style:style style:name="gr4" style:family="graphic" style:parent-style-name="standard">
      <style:graphic-properties draw:stroke="none" draw:fill-color="#ff4000" draw:textarea-horizontal-align="justify" draw:textarea-vertical-align="middle" draw:auto-grow-height="false" fo:min-height="1.75cm" fo:min-width="0.5cm"/>
    </style:style>
    <style:style style:name="gr5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ff8000" draw:textarea-horizontal-align="justify" draw:textarea-vertical-align="middle" draw:auto-grow-height="false" fo:min-height="1.75cm" fo:min-width="0.5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6.698cm" fo:min-width="23.4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9" style:family="graphic" style:parent-style-name="standard">
      <style:graphic-properties draw:stroke="none" draw:fill="none" fo:min-height="0.477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" draw:fill="none" draw:textarea-vertical-align="middle"/>
    </style:style>
    <style:style style:name="gr11" style:family="graphic" style:parent-style-name="standard" style:list-style-name="L1">
      <style:graphic-properties draw:stroke="none" draw:fill="none" fo:min-height="0.47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draw:fill="none" fo:min-height="0.239cm"/>
      <style:paragraph-properties style:writing-mode="lr-tb"/>
    </style:style>
    <style:style style:name="gr16" style:family="graphic" style:parent-style-name="standard">
      <style:graphic-properties draw:stroke="none" draw:fill="none" fo:min-height="0.25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.25cm" fo:min-width="0.5cm"/>
    </style:style>
    <style:style style:name="gr21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729fcf" draw:marker-start="" draw:marker-start-width="0.252cm" draw:marker-end="Arrowheads_20_16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color="#000000" draw:marker-start="" draw:marker-end="Arrowheads_20_16" draw:fill="none" draw:textarea-vertical-align="middle"/>
    </style:style>
    <style:style style:name="gr24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5cm"/>
      <style:paragraph-properties style:writing-mode="lr-tb"/>
    </style:style>
    <style:style style:name="gr26" style:family="graphic" style:parent-style-name="standard">
      <style:graphic-properties draw:stroke="none" draw:fill="none" fo:min-height="0.715cm"/>
      <style:paragraph-properties style:writing-mode="lr-tb"/>
    </style:style>
    <style:style style:name="P1" style:family="paragraph">
      <loext:graphic-properties draw:fill-color="#ff400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8" style:family="paragraph">
      <loext:graphic-properties draw:fill="none"/>
      <style:text-properties fo:color="#000000" loext:opacity="100%" loext:color-lum-mod="100%" loext:color-lum-off="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4000"/>
      <style:paragraph-properties fo:text-align="center"/>
    </style:style>
    <style:style style:name="P13" style:family="paragraph">
      <loext:graphic-properties draw:fill="none"/>
      <style:text-properties fo:color="#000000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text-properties fo:color="#000000" loext:opacity="100%" loext:color-lum-mod="100%" loext:color-lum-off="0%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color="#000000" loext:opacity="100%" fo:font-size="6pt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custom-shape draw:style-name="gr1" draw:text-style-name="P1" draw:layer="layout" svg:width="2cm" svg:height="2cm" svg:x="1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2cm" svg:x="2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2cm" svg:x="21cm" svg:y="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8.5cm" svg:x2="3cm" svg:y2="8.5cm">
          <text:p/>
        </draw:line>
        <draw:custom-shape draw:style-name="gr4" draw:text-style-name="P1" draw:layer="layout" svg:width="1cm" svg:height="2cm" svg:x="13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4cm" svg:height="17cm" svg:x="1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93cm" svg:height="0.569cm" svg:x="1cm" svg:y="1.431cm">
          <draw:text-box>
            <text:p text:style-name="P6"><text:span text:style-name="T1">rx_path_top</text:span></text:p>
          </draw:text-box>
        </draw:frame>
        <draw:frame draw:style-name="gr9" draw:text-style-name="P8" draw:layer="layout" svg:width="2cm" svg:height="0.727cm" svg:x="1cm" svg:y="8.01cm">
          <draw:text-box>
            <text:p><text:span text:style-name="T2">s_axis_iqsmpls</text:span></text:p>
          </draw:text-box>
        </draw:frame>
        <draw:line draw:style-name="gr10" draw:text-style-name="P4" draw:layer="layout" svg:x1="1cm" svg:y1="12cm" svg:x2="22cm" svg:y2="12cm">
          <text:p/>
        </draw:line>
        <draw:line draw:style-name="gr10" draw:text-style-name="P4" draw:layer="layout" svg:x1="22cm" svg:y1="12cm" svg:x2="22cm" svg:y2="10cm">
          <text:p/>
        </draw:line>
        <draw:line draw:style-name="gr10" draw:text-style-name="P4" draw:layer="layout" svg:x1="9cm" svg:y1="12cm" svg:x2="9cm" svg:y2="10cm">
          <text:p/>
        </draw:line>
        <draw:frame draw:style-name="gr11" draw:text-style-name="P10" draw:layer="layout" svg:width="3.5cm" svg:height="0.727cm" svg:x="1cm" svg:y="11.5cm">
          <draw:text-box>
            <text:p text:style-name="P9"><text:span text:style-name="T2">s_axis_iqsmpls_areset_n</text:span></text:p>
          </draw:text-box>
        </draw:frame>
        <draw:custom-shape draw:style-name="gr12" draw:text-style-name="P11" draw:layer="layout" svg:width="0.113cm" svg:height="0.109cm" svg:x="8.944cm" svg:y="11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0.5cm" svg:x="1.5cm" svg:y="19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1.5cm" svg:y="20.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657cm" svg:height="0.489cm" svg:x="2.593cm" svg:y="19.75cm">
          <draw:text-box>
            <text:p text:style-name="P9"><text:span text:style-name="T2">s_axis_iqsmpls_aclk</text:span></text:p>
          </draw:text-box>
        </draw:frame>
        <draw:frame draw:style-name="gr16" draw:text-style-name="P8" draw:layer="layout" svg:width="3.657cm" svg:height="0.5cm" svg:x="2.593cm" svg:y="20.5cm">
          <draw:text-box>
            <text:p text:style-name="P9"><text:span text:style-name="T2">m_axis_iqpackets_aclk</text:span></text:p>
          </draw:text-box>
        </draw:frame>
        <draw:custom-shape draw:style-name="gr17" draw:text-style-name="P12" draw:layer="layout" svg:width="2cm" svg:height="2cm" svg:x="3cm" svg:y="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3cm" svg:y1="8cm" svg:x2="13cm" svg:y2="10cm">
          <text:p/>
        </draw:line>
        <draw:frame draw:style-name="gr19" draw:text-style-name="P7" draw:layer="layout" svg:width="2.432cm" svg:height="0.569cm" svg:x="12cm" svg:y="7.431cm">
          <draw:text-box>
            <text:p text:style-name="P6"><text:span text:style-name="T1">cdc_fifo</text:span></text:p>
          </draw:text-box>
        </draw:frame>
        <draw:custom-shape draw:style-name="gr20" draw:text-style-name="P1" draw:layer="layout" svg:width="1cm" svg:height="0.5cm" svg:x="7.5cm" svg:y="19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657cm" svg:height="0.489cm" svg:x="8.493cm" svg:y="19.75cm">
          <draw:text-box>
            <text:p><text:span text:style-name="T2">clk</text:span></text:p>
          </draw:text-box>
        </draw:frame>
        <draw:line draw:style-name="gr10" draw:text-style-name="P4" draw:layer="layout" svg:x1="4cm" svg:y1="12cm" svg:x2="4cm" svg:y2="10cm">
          <text:p/>
        </draw:line>
        <draw:custom-shape draw:style-name="gr12" draw:text-style-name="P11" draw:layer="layout" svg:width="0.113cm" svg:height="0.109cm" svg:x="3.946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3.657cm" svg:height="0.5cm" svg:x="1cm" svg:y="19.25cm">
          <draw:text-box>
            <text:p><text:span text:style-name="T3">Clock domains:</text:span></text:p>
          </draw:text-box>
        </draw:frame>
        <draw:line draw:style-name="gr21" draw:text-style-name="P4" draw:layer="layout" svg:x1="4.991cm" svg:y1="8.5cm" svg:x2="8cm" svg:y2="8.5cm">
          <text:p/>
        </draw:line>
        <draw:line draw:style-name="gr21" draw:text-style-name="P4" draw:layer="layout" svg:x1="18cm" svg:y1="8.5cm" svg:x2="21cm" svg:y2="8.5cm">
          <text:p/>
        </draw:line>
        <draw:custom-shape draw:style-name="gr17" draw:text-style-name="P12" draw:layer="layout" svg:width="2cm" svg:height="2cm" svg:x="21cm" svg:y="8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22cm" svg:y1="8cm" svg:x2="22cm" svg:y2="10cm">
          <text:p/>
        </draw:line>
        <draw:frame draw:style-name="gr19" draw:text-style-name="P7" draw:layer="layout" svg:width="2.432cm" svg:height="0.569cm" svg:x="21cm" svg:y="7.431cm">
          <draw:text-box>
            <text:p text:style-name="P6"><text:span text:style-name="T1">cdc_fifo</text:span></text:p>
          </draw:text-box>
        </draw:frame>
        <draw:line draw:style-name="gr22" draw:text-style-name="P4" draw:layer="layout" svg:x1="23cm" svg:y1="8.5cm" svg:x2="25cm" svg:y2="8.5cm">
          <text:p/>
        </draw:line>
        <draw:frame draw:style-name="gr9" draw:text-style-name="P8" draw:layer="layout" svg:width="2.25cm" svg:height="0.727cm" svg:x="23cm" svg:y="8cm">
          <draw:text-box>
            <text:p><text:span text:style-name="T2">m_axis_iqpackets</text:span></text:p>
          </draw:text-box>
        </draw:frame>
        <draw:custom-shape draw:style-name="gr17" draw:text-style-name="P12" draw:layer="layout" svg:width="2cm" svg:height="2cm" svg:x="8cm" svg:y="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8cm" svg:y="3.431cm">
          <draw:text-box>
            <text:p text:style-name="P6"><text:span text:style-name="T1">smpl_cnt</text:span></text:p>
          </draw:text-box>
        </draw:frame>
        <draw:line draw:style-name="gr10" draw:text-style-name="P4" draw:layer="layout" svg:x1="2.75cm" svg:y1="8.5cm" svg:x2="2.75cm" svg:y2="5.5cm">
          <text:p/>
        </draw:line>
        <draw:line draw:style-name="gr10" draw:text-style-name="P4" draw:layer="layout" svg:x1="2.75cm" svg:y1="5.5cm" svg:x2="8cm" svg:y2="5.5cm">
          <text:p/>
        </draw:line>
        <draw:line draw:style-name="gr23" draw:text-style-name="P4" draw:layer="layout" svg:x1="10cm" svg:y1="5cm" svg:x2="25cm" svg:y2="5cm">
          <text:p/>
        </draw:line>
        <draw:frame draw:style-name="gr24" draw:text-style-name="P10" draw:layer="layout" svg:width="5.25cm" svg:height="0.5cm" svg:x="2.8cm" svg:y="5cm">
          <draw:text-box>
            <text:p text:style-name="P9"><text:span text:style-name="T4">s_axis_iqsmpls.tvalid &amp; </text:span><text:span text:style-name="T2">s_axis_iqsmpls.tready</text:span></text:p>
          </draw:text-box>
        </draw:frame>
        <draw:frame draw:style-name="gr9" draw:text-style-name="P8" draw:layer="layout" svg:width="2cm" svg:height="0.727cm" svg:x="13.4cm" svg:y="4.5cm">
          <draw:text-box>
            <text:p><text:span text:style-name="T2">smpl_cnt_out</text:span></text:p>
          </draw:text-box>
        </draw:frame>
        <draw:custom-shape draw:style-name="gr17" draw:text-style-name="P12" draw:layer="layout" svg:width="2cm" svg:height="2cm" svg:x="21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275cm" svg:height="0.569cm" svg:x="3.048cm" svg:y="7.439cm">
          <draw:text-box>
            <text:p text:style-name="P6"><text:span text:style-name="T1">iq_stream_combiner</text:span></text:p>
          </draw:text-box>
        </draw:frame>
        <draw:custom-shape draw:style-name="gr17" draw:text-style-name="P12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8cm" svg:y="7.4cm">
          <draw:text-box>
            <text:p text:style-name="P6"><text:span text:style-name="T1">bit_pack</text:span></text:p>
          </draw:text-box>
        </draw:frame>
        <draw:line draw:style-name="gr21" draw:text-style-name="P4" draw:layer="layout" svg:x1="10cm" svg:y1="8.5cm" svg:x2="12cm" svg:y2="8.5cm">
          <text:p/>
        </draw:line>
        <draw:line draw:style-name="gr21" draw:text-style-name="P4" draw:layer="layout" svg:x1="14cm" svg:y1="8.5cm" svg:x2="16cm" svg:y2="8.5cm">
          <text:p/>
        </draw:line>
        <draw:custom-shape draw:style-name="gr17" draw:text-style-name="P12" draw:layer="layout" svg:width="2cm" svg:height="2cm" svg:x="16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432cm" svg:height="0.569cm" svg:x="16cm" svg:y="7.431cm">
          <draw:text-box>
            <text:p text:style-name="P6"><text:span text:style-name="T1">data2packets</text:span></text:p>
          </draw:text-box>
        </draw:frame>
        <draw:line draw:style-name="gr10" draw:text-style-name="P4" draw:layer="layout" svg:x1="13cm" svg:y1="12cm" svg:x2="13cm" svg:y2="10cm">
          <text:p/>
        </draw:line>
        <draw:line draw:style-name="gr10" draw:text-style-name="P4" draw:layer="layout" svg:x1="17cm" svg:y1="12cm" svg:x2="17cm" svg:y2="10cm">
          <text:p/>
        </draw:line>
        <draw:custom-shape draw:style-name="gr12" draw:text-style-name="P11" draw:layer="layout" svg:width="0.113cm" svg:height="0.109cm" svg:x="12.939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13cm" svg:height="0.109cm" svg:x="16.941cm" svg:y="1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.25cm" svg:height="0.727cm" svg:x="3cm" svg:y="6.223cm">
          <draw:text-box>
            <text:p><text:span text:style-name="T3">245,76 MHz x 64bit = 1966,08 MB/s</text:span></text:p>
          </draw:text-box>
        </draw:frame>
        <draw:frame draw:style-name="gr9" draw:text-style-name="P14" draw:layer="layout" svg:width="3.75cm" svg:height="0.727cm" svg:x="16cm" svg:y="6.25cm">
          <draw:text-box>
            <text:p><text:span text:style-name="T3">125 MHz x 128bit = 2000MB/s</text:span></text:p>
          </draw:text-box>
        </draw:frame>
        <draw:frame draw:style-name="gr9" draw:text-style-name="P14" draw:layer="layout" svg:width="3.75cm" svg:height="0.727cm" svg:x="21cm" svg:y="6.25cm">
          <draw:text-box>
            <text:p><text:span text:style-name="T3">125 MHz x 128bit = 2000MB/s</text:span></text:p>
          </draw:text-box>
        </draw:frame>
        <draw:frame draw:style-name="gr9" draw:text-style-name="P8" draw:layer="layout" svg:width="0.75cm" svg:height="0.727cm" svg:x="6.25cm" svg:y="8.273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9" draw:text-style-name="P8" draw:layer="layout" svg:width="0.75cm" svg:height="0.727cm" svg:x="1.5cm" svg:y="8.273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9" draw:text-style-name="P8" draw:layer="layout" svg:width="0.75cm" svg:height="0.727cm" svg:x="10.5cm" svg:y="8.25cm">
          <draw:text-box>
            <text:p><text:span text:style-name="T2"><text:s text:c="2"/></text:span><text:span text:style-name="T2">/</text:span></text:p>
            <text:p><text:span text:style-name="T2">64</text:span></text:p>
          </draw:text-box>
        </draw:frame>
        <draw:frame draw:style-name="gr26" draw:text-style-name="P16" draw:layer="layout" svg:width="1cm" svg:height="0.965cm" svg:x="14.5cm" svg:y="8.25cm">
          <draw:text-box>
            <text:p text:style-name="P15"><text:span text:style-name="T2"><text:s text:c="2"/></text:span><text:span text:style-name="T2">/</text:span></text:p>
            <text:p text:style-name="P15"><text:span text:style-name="T2">128</text:span></text:p>
          </draw:text-box>
        </draw:frame>
        <draw:frame draw:style-name="gr26" draw:text-style-name="P16" draw:layer="layout" svg:width="1cm" svg:height="0.965cm" svg:x="19cm" svg:y="8.25cm">
          <draw:text-box>
            <text:p text:style-name="P15"><text:span text:style-name="T2"><text:s text:c="2"/></text:span><text:span text:style-name="T2">/</text:span></text:p>
            <text:p text:style-name="P15"><text:span text:style-name="T2">128</text:span></text:p>
          </draw:text-box>
        </draw:frame>
        <draw:frame draw:style-name="gr26" draw:text-style-name="P16" draw:layer="layout" svg:width="1cm" svg:height="0.965cm" svg:x="23.5cm" svg:y="8.25cm">
          <draw:text-box>
            <text:p text:style-name="P15"><text:span text:style-name="T2"><text:s text:c="2"/></text:span><text:span text:style-name="T2">/</text:span></text:p>
            <text:p text:style-name="P15"><text:span text:style-name="T2">12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5-23T10:26:04.992000000</dc:date>
    <meta:editing-duration>P4DT6H8M50S</meta:editing-duration>
    <meta:editing-cycles>28</meta:editing-cycles>
    <meta:generator>LibreOffice/7.5.1.2$Windows_X86_64 LibreOffice_project/fcbaee479e84c6cd81291587d2ee68cba099e129</meta:generator>
    <meta:document-statistic meta:object-count="65"/>
  </office:meta>
</office:document-meta>
</file>